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
      <text:p text:style-name="Text_20_body">One day, David looked out from his palace and saw a beautiful woman bathing. He did not know her, but he found out that her name was Bathsheba.</text:p>
      <text:h text:style-name="Heading_20_9" text:outline-level="9">17-11</text:h>
      <text:p text:style-name="First_20_paragraph"/>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28Z</meta:creation-date>
    <dc:date>2023-05-24T11:33:28Z</dc:date>
  </office:meta>
</office:document-meta>
</file>